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02cm"/>
    </style:style>
    <style:style style:name="co3" style:family="table-column">
      <style:table-column-properties fo:break-before="auto" style:column-width="3.21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/>
    <style:style style:name="ce2" style:family="table-cell" style:parent-style-name="Default" style:data-style-name="N108"/>
    <style:style style:name="gr1" style:family="graphic">
      <style:graphic-properties draw:ole-draw-aspect="1"/>
    </style:style>
  </office:automatic-styles>
  <office:body>
    <office:spreadsheet>
      <table:table table:name="Tabelle1" table:style-name="ta1" table:print="false"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 table:number-rows-repeated="4">
          <table:table-cell table:number-columns-repeated="10"/>
        </table:table-row>
        <table:table-row table:style-name="ro1">
          <table:table-cell office:value-type="float" office:value="1.090012">
            <text:p>1,09</text:p>
          </table:table-cell>
          <table:table-cell table:formula="of:=[.A5]^20" office:value-type="float" office:value="5.60564489554839">
            <text:p>5,61</text:p>
          </table:table-cell>
          <table:table-cell table:formula="of:=4*[.B5]" office:value-type="float" office:value="22.4225795821936">
            <text:p>22,42</text:p>
          </table:table-cell>
          <table:table-cell table:formula="of:=200/[.C5]" office:value-type="float" office:value="8.91958033940153">
            <text:p>8,92</text:p>
          </table:table-cell>
          <table:table-cell table:number-columns-repeated="6"/>
        </table:table-row>
        <table:table-row table:style-name="ro1" table:number-rows-repeated="15"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Senk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167">
            <text:p>167</text:p>
          </table:table-cell>
          <table:table-cell office:value-type="float" office:value="400">
            <text:p>400</text:p>
          </table:table-cell>
          <table:table-cell/>
          <table:table-cell table:style-name="ce1" table:formula="of:=[.D22]/[.D23]" office:value-type="float" office:value="0.333333333333333">
            <text:p>0,33333</text:p>
          </table:table-cell>
          <table:table-cell table:style-name="ce1" table:formula="of:=[.E22]/[.E23]" office:value-type="float" office:value="0.334">
            <text:p>0,334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360">
            <text:p>360</text:p>
          </table:table-cell>
          <table:table-cell office:value-type="float" office:value="500">
            <text:p>500</text:p>
          </table:table-cell>
          <table:table-cell table:number-columns-repeated="2"/>
          <table:table-cell table:style-name="ce1" table:formula="of:=[.D22]/[.D23]" office:value-type="float" office:value="0.333333333333333">
            <text:p>0,33333</text:p>
          </table:table-cell>
          <table:table-cell table:style-name="ce1" table:formula="of:=[.E22]/[.E23]" office:value-type="float" office:value="0.334">
            <text:p>0,334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600">
            <text:p>600</text:p>
          </table:table-cell>
          <table:table-cell table:number-columns-repeated="3"/>
          <table:table-cell table:style-name="ce1" table:formula="of:=[.D22]/[.D24]" office:value-type="float" office:value="0.2">
            <text:p>0,20000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table:number-columns-repeated="3"/>
          <table:table-cell table:formula="of:=[.F22]/[.J28]^1" office:value-type="float" office:value="366.96843704473">
            <text:p>366,97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E23]/[.J28]^2" office:value-type="float" office:value="420.830730584537">
            <text:p>420,83</text:p>
          </table:table-cell>
          <table:table-cell table:number-columns-repeated="2"/>
          <table:table-cell office:value-type="float" office:value="1.090012">
            <text:p>1,09</text:p>
          </table:table-cell>
        </table:table-row>
        <table:table-row table:style-name="ro1">
          <table:table-cell table:number-columns-repeated="3"/>
          <table:table-cell office:value-type="float" office:value="35900">
            <text:p>35900</text:p>
          </table:table-cell>
          <table:table-cell table:number-columns-repeated="2"/>
          <table:table-cell table:formula="of:=[.D24]/[.J28]^3" office:value-type="float" office:value="463.294786388998">
            <text:p>463,29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2" table:formula="of:=[.G29]/[.G28]" office:value-type="float" office:value="1.10090531113419">
            <text:p>1,1009053111</text:p>
          </table:table-cell>
          <table:table-cell table:style-name="ce2" table:formula="of:=[.G28]/[.G27]" office:value-type="float" office:value="1.14677636576478">
            <text:p>1,1467763658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float" office:value="12000">
            <text:p>120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700">
            <text:p>16700</text:p>
          </table:table-cell>
          <table:table-cell table:number-columns-repeated="7"/>
          <table:table-cell office:value-type="float" office:value="0.594063080072">
            <text:p>0,59</text:p>
          </table:table-cell>
        </table:table-row>
        <table:table-row table:style-name="ro1">
          <table:table-cell/>
          <table:table-cell office:value-type="float" office:value="40000">
            <text:p>40000</text:p>
          </table:table-cell>
          <table:table-cell table:number-columns-repeated="4"/>
          <table:table-cell table:style-name="ce1" table:formula="of:=200/(300*1.090012^1)" office:value-type="float" office:value="0.611614061741216">
            <text:p>0,61161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ROUND([.G34];0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8"/>
          <table:table-cell table:formula="of:=[.$J$28]^(3-[.C22])" office:value-type="float" office:value="1.188126160144">
            <text:p>1,19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Fac 24000</text:p>
          </table:table-cell>
          <table:table-cell table:number-columns-repeated="4"/>
          <table:table-cell table:formula="of:=[.$J$28]^(3-[.C23])" office:value-type="float" office:value="1.090012">
            <text:p>1,09</text:p>
          </table:table-cell>
          <table:table-cell/>
        </table:table-row>
        <table:table-row table:style-name="ro1">
          <table:table-cell table:number-columns-repeated="8"/>
          <table:table-cell table:formula="of:=[.$J$28]^(3-[.C24])" office:value-type="float" office:value="1">
            <text:p>1</text:p>
          </table:table-cell>
          <table:table-cell/>
        </table:table-row>
        <table:table-row table:style-name="ro1">
          <table:table-cell table:number-columns-repeated="3"/>
          <table:table-cell table:formula="of:=([.D22]*100)/(24000*[.$J$28]^(3-[.$D$21]))" office:value-type="float" office:value="0.5">
            <text:p>0,5</text:p>
          </table:table-cell>
          <table:table-cell table:formula="of:=([.E22]*100)/(30641*[.$J$28]^(3-[.$E$21]))" office:value-type="float" office:value="0.500014106805178">
            <text:p>0,5</text:p>
          </table:table-cell>
          <table:table-cell table:formula="of:=([.F22]*100)/(67333*[.$J$28]^(3-[.$F$21]))" office:value-type="float" office:value="0.499999382869662">
            <text:p>0,5</text:p>
          </table:table-cell>
          <table:table-cell table:number-columns-repeated="2"/>
          <table:table-cell table:formula="of:=[.$J$28]^(3-[.C25])" office:value-type="float" office:value="0.917421092611824">
            <text:p>0,92</text:p>
          </table:table-cell>
          <table:table-cell/>
        </table:table-row>
        <table:table-row table:style-name="ro1">
          <table:table-cell table:number-columns-repeated="3"/>
          <table:table-cell table:formula="of:=([.D23]*100)/(24000*[.$J$28]^(3-[.$D$21]))" office:value-type="float" office:value="1.5">
            <text:p>1,5</text:p>
          </table:table-cell>
          <table:table-cell table:formula="of:=([.E23]*100)/(30641*[.$J$28]^(3-[.$E$21]))" office:value-type="float" office:value="1.4970482239676">
            <text:p>1,5</text:p>
          </table:table-cell>
          <table:table-cell table:number-columns-repeated="3"/>
          <table:table-cell table:formula="of:=[.$J$28]^(3-[.C26])" office:value-type="float" office:value="0.841661461169074">
            <text:p>0,84</text:p>
          </table:table-cell>
          <table:table-cell/>
        </table:table-row>
        <table:table-row table:style-name="ro1">
          <table:table-cell table:number-columns-repeated="3"/>
          <table:table-cell table:formula="of:=([.D24]*100)/(24000*[.$J$28]^(3-[.$D$21]))" office:value-type="float" office:value="2.5">
            <text:p>2,5</text:p>
          </table:table-cell>
          <table:table-cell table:number-columns-repeated="4"/>
          <table:table-cell table:formula="of:=[.$J$28]^(3-[.C27])" office:value-type="float" office:value="0.772157977314996">
            <text:p>0,77</text:p>
          </table:table-cell>
          <table:table-cell/>
        </table:table-row>
        <table:table-row table:style-name="ro1">
          <table:table-cell table:number-columns-repeated="6"/>
          <table:table-cell table:formula="of:=12000/(600*1.09^1)" office:value-type="float" office:value="18.348623853211">
            <text:p>18,35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float" office:value="24000">
            <text:p>24000</text:p>
          </table:table-cell>
          <table:table-cell office:value-type="float" office:value="30641">
            <text:p>30641</text:p>
          </table:table-cell>
          <table:table-cell office:value-type="float" office:value="67333">
            <text:p>67333</text:p>
          </table:table-cell>
          <table:table-cell table:number-columns-repeated="2"/>
          <table:table-cell table:formula="of:=24000*[.J28]^14" office:value-type="float" office:value="80213.8108624771">
            <text:p>80213,81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8"/>
          <table:table-cell table:formula="of:=24000*[.J28]^4" office:value-type="float" office:value="33879.4505380446">
            <text:p>33879,45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4"/>
          <table:table-cell table:formula="of:=[.E44]/[.D44]" office:value-type="float" office:value="1.27670833333333">
            <text:p>1,28</text:p>
          </table:table-cell>
          <table:table-cell table:formula="of:=[.F44]/[.E44]" office:value-type="float" office:value="2.19748049998368">
            <text:p>2,2</text:p>
          </table:table-cell>
          <table:table-cell table:number-columns-repeated="2"/>
          <table:table-cell table:formula="of:=24000*[.J28]^0" office:value-type="float" office:value="24000">
            <text:p>24000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7"/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7"/>
          <table:table-cell>
            <draw:frame table:end-cell-address="Tabelle1.K66" table:end-x="1.855cm" table:end-y="0.06cm" draw:z-index="0" draw:style-name="gr1" svg:width="7.999cm" svg:height="6.999cm" svg:x="2.61cm" svg:y="0.287cm">
              <draw:object draw:notify-on-update-of-ranges="Tabelle1.F51:Tabelle1.F56 Tabelle1.G51:Tabelle1.G5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0.16666">
            <text:p>0,17</text:p>
          </table:table-cell>
          <table:table-cell office:value-type="float" office:value="120">
            <text:p>12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0.25">
            <text:p>0,25</text:p>
          </table:table-cell>
          <table:table-cell office:value-type="float" office:value="167">
            <text:p>16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0.5">
            <text:p>0,5</text:p>
          </table:table-cell>
          <table:table-cell office:value-type="float" office:value="360">
            <text:p>36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">
            <text:p>1</text:p>
          </table:table-cell>
          <table:table-cell office:value-type="float" office:value="400">
            <text:p>4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0.75">
            <text:p>0,75</text:p>
          </table:table-cell>
          <table:table-cell office:value-type="float" office:value="500">
            <text:p>5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0.83333">
            <text:p>0,83</text:p>
          </table:table-cell>
          <table:table-cell office:value-type="float" office:value="600">
            <text:p>600</text:p>
          </table:table-cell>
          <table:table-cell table:number-columns-repeated="3"/>
        </table:table-row>
        <table:table-row table:style-name="ro1" table:number-rows-repeated="15">
          <table:table-cell table:number-columns-repeated="10"/>
        </table:table-row>
        <table:table-row table:style-name="ro1">
          <table:table-cell table:number-columns-repeated="8"/>
          <table:table-cell>
            <draw:frame table:end-cell-address="Tabelle1.M88" table:end-x="0.574cm" table:end-y="0.191cm" draw:z-index="1" draw:style-name="gr1" svg:width="7.999cm" svg:height="6.999cm" svg:x="2.555cm" svg:y="0.418cm">
              <draw:object draw:notify-on-update-of-ranges="Tabelle1.G74:Tabelle1.G76 Tabelle1.H74:Tabelle1.H7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office:value-type="float" office:value="1">
            <text:p>1</text:p>
          </table:table-cell>
          <table:table-cell office:value-type="float" office:value="80000">
            <text:p>8000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2">
            <text:p>2</text:p>
          </table:table-cell>
          <table:table-cell office:value-type="float" office:value="33400">
            <text:p>3340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">
            <text:p>3</text:p>
          </table:table-cell>
          <table:table-cell office:value-type="float" office:value="24000">
            <text:p>24000</text:p>
          </table:table-cell>
          <table:table-cell table:number-columns-repeated="2"/>
        </table:table-row>
        <table:table-row table:style-name="ro1" table:number-rows-repeated="12">
          <table:table-cell table:number-columns-repeated="10"/>
        </table:table-row>
        <table:table-row table:style-name="ro1">
          <table:table-cell table:number-columns-repeated="9"/>
          <table:table-cell>
            <draw:frame table:end-cell-address="Tabelle1.N105" table:end-x="0.182cm" table:end-y="0.219cm" draw:z-index="2" draw:style-name="gr1" svg:width="7.999cm" svg:height="6.999cm" svg:x="1.216cm" svg:y="0.446cm">
              <draw:object draw:notify-on-update-of-ranges="Tabelle1.H91:Tabelle1.H93 Tabelle1.I91:Tabelle1.I93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7"/>
          <table:table-cell office:value-type="float" office:value="1">
            <text:p>1</text:p>
          </table:table-cell>
          <table:table-cell table:formula="of:=EXP(4-[.H91])" office:value-type="float" office:value="20.0855369231877">
            <text:p>20,09</text:p>
          </table:table-cell>
          <table:table-cell/>
        </table:table-row>
        <table:table-row table:style-name="ro1">
          <table:table-cell table:number-columns-repeated="7"/>
          <table:table-cell office:value-type="float" office:value="2">
            <text:p>2</text:p>
          </table:table-cell>
          <table:table-cell table:formula="of:=EXP(4-[.H92])" office:value-type="float" office:value="7.38905609893065">
            <text:p>7,39</text:p>
          </table:table-cell>
          <table:table-cell/>
        </table:table-row>
        <table:table-row table:style-name="ro1">
          <table:table-cell table:number-columns-repeated="7"/>
          <table:table-cell office:value-type="float" office:value="3">
            <text:p>3</text:p>
          </table:table-cell>
          <table:table-cell table:formula="of:=EXP(4-[.H93])" office:value-type="float" office:value="2.71828182845904">
            <text:p>2,72</text:p>
          </table:table-cell>
          <table:table-cell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de" style:country-asian="DE" style:font-size-complex="24pt" style:language-complex="de" style:country-complex="D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8">
      <number:number number:decimal-places="10" number:min-integer-digits="0" number:grouping="true"/>
    </number:number-style>
    <number:number-style style:name="N109">
      <number:number number:decimal-places="5" number:min-integer-digits="0" number:grouping="true"/>
    </number:number-style>
    <number:number-style style:name="N110">
      <number:number number:decimal-places="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27">27.07.2009</text:date>, <text:time>15:45:3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meta:creation-date>2009-07-26T15:44:43</meta:creation-date>
    <dc:date>2009-07-27T15:45:32.91</dc:date>
    <dc:language>de-DE</dc:language>
    <meta:editing-cycles>5</meta:editing-cycles>
    <meta:editing-duration>PT10H54M52S</meta:editing-duration>
    <meta:document-statistic meta:table-count="3" meta:cell-count="88" meta:object-count="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line" chart:style-name="ch1">
        <chart:legend chart:legend-position="end" svg:x="6.106cm" svg:y="3.192cm" chart:style-name="ch2"/>
        <chart:plot-area chart:style-name="ch3" table:cell-range-address="Tabelle1.F51:Tabelle1.G56" chart:data-source-has-labels="column" svg:x="0.16cm" svg:y="0.14cm" svg:width="5.786cm" svg:height="6.58cm">
          <chart:axis chart:dimension="x" chart:name="primary-x" chart:style-name="ch4">
            <chart:categories table:cell-range-address="Tabelle1.F51:Tabelle1.F5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elle1.G51:Tabelle1.G56" chart:class="chart:line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G</text:p>
              </table:table-cell>
            </table:table-row>
          </table:table-header-rows>
          <table:table-rows>
            <table:table-row>
              <table:table-cell office:value-type="string">
                <text:p text:id="Tabelle1.F51:Tabelle1.F56">0,17</text:p>
              </table:table-cell>
              <table:table-cell office:value-type="float" office:value="120">
                <text:p text:id="Tabelle1.G51:Tabelle1.G56">120</text:p>
              </table:table-cell>
            </table:table-row>
            <table:table-row>
              <table:table-cell office:value-type="string">
                <text:p>0,2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0,5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0,7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0,83</text:p>
              </table:table-cell>
              <table:table-cell office:value-type="float" office:value="600">
                <text:p>6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terpolation="cubic-splin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line" chart:style-name="ch1">
        <chart:legend chart:legend-position="end" svg:x="6.133cm" svg:y="3.192cm" chart:style-name="ch2"/>
        <chart:plot-area chart:style-name="ch3" table:cell-range-address="Tabelle1.G74:Tabelle1.H76" chart:data-source-has-labels="column" svg:x="0.16cm" svg:y="0.14cm" svg:width="5.813cm" svg:height="6.58cm">
          <chart:axis chart:dimension="x" chart:name="primary-x" chart:style-name="ch4">
            <chart:categories table:cell-range-address="Tabelle1.G74:Tabelle1.G7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elle1.H74:Tabelle1.H76" chart:class="chart:line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H</text:p>
              </table:table-cell>
            </table:table-row>
          </table:table-header-rows>
          <table:table-rows>
            <table:table-row>
              <table:table-cell office:value-type="string">
                <text:p text:id="Tabelle1.G74:Tabelle1.G76">1</text:p>
              </table:table-cell>
              <table:table-cell office:value-type="float" office:value="80000">
                <text:p text:id="Tabelle1.H74:Tabelle1.H76">8000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400">
                <text:p>334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000">
                <text:p>24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terpolation="cubic-splin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line" chart:style-name="ch1">
        <chart:legend chart:legend-position="end" svg:x="6.265cm" svg:y="3.192cm" chart:style-name="ch2"/>
        <chart:plot-area chart:style-name="ch3" table:cell-range-address="Tabelle1.H91:Tabelle1.I93" chart:data-source-has-labels="column" svg:x="0.16cm" svg:y="0.14cm" svg:width="5.945cm" svg:height="6.58cm">
          <chart:axis chart:dimension="x" chart:name="primary-x" chart:style-name="ch4">
            <chart:categories table:cell-range-address="Tabelle1.H91:Tabelle1.H9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elle1.I91:Tabelle1.I93" chart:class="chart:line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I</text:p>
              </table:table-cell>
            </table:table-row>
          </table:table-header-rows>
          <table:table-rows>
            <table:table-row>
              <table:table-cell office:value-type="string">
                <text:p text:id="Tabelle1.H91:Tabelle1.H93">1</text:p>
              </table:table-cell>
              <table:table-cell office:value-type="float" office:value="20.0855369231877">
                <text:p text:id="Tabelle1.I91:Tabelle1.I93">20.085536923187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38905609893065">
                <text:p>7.389056098930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71828182845904">
                <text:p>2.7182818284590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